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text-properties style:font-name="Arial"/>
    </style:style>
    <style:style style:name="P3"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master-page-name="">
      <style:paragraph-properties fo:margin-left="0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background-color="transparent" style:font-size-asian="11pt" style:font-size-complex="11pt"/>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background-color="transparent" style:font-size-asian="11pt" style:font-size-complex="11pt"/>
    </style:style>
    <style:style style:name="P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bold" fo:background-color="transparent" style:font-size-asian="11pt" style:font-weight-asian="bold" style:font-size-complex="11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6" style:family="paragraph" style:parent-style-name="Standard">
      <style:paragraph-properties fo:text-align="center" style:justify-single-word="false"/>
      <style:text-properties style:font-name="Arial" fo:font-size="10.5pt" style:font-size-asian="10.5pt" style:font-size-complex="10.5pt"/>
    </style:style>
    <style:style style:name="P17"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4" style:family="paragraph" style:parent-style-name="Standard">
      <style:paragraph-properties fo:text-align="center" style:justify-single-word="false" fo:orphans="2" fo:widows="2"/>
      <style:text-properties style:font-name="Arial"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justify" style:justify-single-word="false" fo:orphans="2" fo:widows="2"/>
      <style:text-properties style:font-name="Arial" fo:font-size="11pt" fo:background-color="transparent" style:font-size-asian="11pt" style:font-size-complex="11pt"/>
    </style:style>
    <style:style style:name="P26" style:family="paragraph" style:parent-style-name="Standard">
      <style:paragraph-properties fo:text-align="justify" style:justify-single-word="false" fo:orphans="2" fo:widows="2"/>
      <style:text-properties style:font-name="Arial" fo:font-size="11pt" fo:font-weight="normal" fo:background-color="transparent"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fo:orphans="2" fo:widows="2"/>
    </style:style>
    <style:style style:name="P31" style:family="paragraph" style:parent-style-name="Standard">
      <style:paragraph-properties fo:text-align="start"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3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3" style:family="paragraph" style:parent-style-name="Normale">
      <style:text-properties style:font-name="Arial" fo:font-size="11pt" style:font-size-asian="11pt" style:font-size-complex="11pt"/>
    </style:style>
    <style:style style:name="P34" style:family="paragraph" style:parent-style-name="Normale">
      <style:paragraph-properties fo:text-align="end" style:justify-single-word="false"/>
      <style:text-properties style:font-name="Arial" fo:font-size="11pt" style:font-size-asian="11pt" style:font-size-complex="11pt"/>
    </style:style>
    <style:style style:name="P35"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Normale">
      <style:text-properties style:font-name="Times New Roman" fo:font-size="10.5pt" style:font-size-asian="10.5pt" style:font-size-complex="10.5pt"/>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2" style:family="paragraph" style:parent-style-name="Standard" style:master-page-name="">
      <style:paragraph-properties style:page-number="auto" fo:background-color="transparent">
        <style:tab-stops/>
        <style:background-image/>
      </style:paragraph-properties>
    </style:style>
    <style:style style:name="P43" style:family="paragraph" style:parent-style-name="Standard">
      <style:paragraph-properties fo:background-color="transparent">
        <style:tab-stops/>
        <style:background-image/>
      </style:paragraph-properties>
    </style:style>
    <style:style style:name="P44" style:family="paragraph" style:parent-style-name="Standard">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fo:font-weight="bold" fo:background-color="transparent" style:font-size-asian="11pt" style:font-weight-asian="bold" style:font-size-complex="11pt" style:font-weight-complex="bold"/>
    </style:style>
    <style:style style:name="P46" style:family="paragraph" style:parent-style-name="Text_20_body">
      <style:paragraph-properties fo:text-align="start" style:justify-single-word="false"/>
    </style:style>
    <style:style style:name="P47" style:family="paragraph" style:parent-style-name="Text_20_body">
      <style:paragraph-properties fo:text-align="start" style:justify-single-word="false"/>
      <style:text-properties style:font-name="Times New Roman" fo:font-size="10.5pt" style:font-size-asian="10.5pt" style:font-size-complex="10.5pt"/>
    </style:style>
    <style:style style:name="P48" style:family="paragraph" style:parent-style-name="Text_20_body">
      <style:paragraph-properties fo:text-align="center" style:justify-single-word="false"/>
      <style:text-properties style:font-name="Arial" fo:font-size="7pt" style:font-size-asian="7pt" style:font-size-complex="7pt"/>
    </style:style>
    <style:style style:name="P49" style:family="paragraph" style:parent-style-name="Standard" style:master-page-name="">
      <style:paragraph-properties fo:margin-left="-0.025cm" fo:margin-right="0cm" fo:text-align="justify" style:justify-single-word="false" fo:orphans="2" fo:widows="2" fo:text-indent="1.251cm" style:auto-text-indent="false" style:page-number="auto" style:text-autospace="none" style:punctuation-wrap="simple" style:vertical-align="baseline" style:writing-mode="lr-tb"/>
      <style:text-properties style:font-name="Times New Roman" fo:font-size="11pt" style:font-size-asian="11pt" style:font-size-complex="11pt"/>
    </style:style>
    <style:style style:name="P50" style:family="paragraph" style:parent-style-name="Normale">
      <style:paragraph-properties fo:margin-top="0.176cm" fo:margin-bottom="0cm" fo:text-align="center" style:justify-single-word="false" style:text-autospace="ideograph-alpha" style:punctuation-wrap="hanging" style:vertical-align="auto" style:snap-to-layout-grid="false"/>
      <style:text-properties style:font-name="Arial" fo:font-size="10.5pt" style:font-size-asian="10.5pt" style:font-name-complex="Arial" style:font-size-complex="10.5pt"/>
    </style:style>
    <style:style style:name="P51"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52" style:family="paragraph" style:parent-style-name="Standard" style:master-page-name="">
      <style:paragraph-properties fo:margin-left="0cm" fo:margin-right="0cm" fo:text-align="justify" style:justify-single-word="false" fo:orphans="2" fo:widows="2" fo:text-indent="-0.026cm" style:auto-text-indent="false" style:page-number="auto" style:text-autospace="none" style:punctuation-wrap="simple" style:vertical-align="baseline" style:writing-mode="lr-tb"/>
      <style:text-properties style:font-name="Arial" fo:font-size="11pt" fo:font-weight="bold" fo:background-color="#ffff00" style:font-size-asian="11pt" style:font-weight-asian="bold" style:font-size-complex="11pt" style:font-weight-complex="bold"/>
    </style:style>
    <style:style style:name="P53" style:family="paragraph" style:parent-style-name="Standard">
      <style:paragraph-properties fo:margin-left="0cm" fo:margin-right="0cm" fo:text-align="justify" style:justify-single-word="false" fo:orphans="2" fo:widows="2" fo:text-indent="-0.026cm" style:auto-text-indent="false" style:text-autospace="none" style:punctuation-wrap="simple" style:vertical-align="baseline" style:writing-mode="lr-tb"/>
      <style:text-properties style:font-name="Arial" fo:font-size="11pt" fo:font-weight="bold" fo:background-color="#ffff00" style:font-size-asian="11pt" style:font-weight-asian="bold" style:font-size-complex="11pt" style:font-weight-complex="bold"/>
    </style:style>
    <style:style style:name="P54" style:family="paragraph" style:parent-style-name="Standard">
      <style:paragraph-properties fo:margin-left="0cm" fo:margin-right="0cm" fo:text-align="justify" style:justify-single-word="false" fo:orphans="2" fo:widows="2" fo:text-indent="-0.026cm" style:auto-text-indent="false" style:text-autospace="none" style:punctuation-wrap="simple" style:vertical-align="baseline" style:writing-mode="lr-tb"/>
      <style:text-properties style:font-name="Arial" fo:font-size="11pt" fo:background-color="transparent" style:font-size-asian="11pt" style:font-size-complex="11pt"/>
    </style:style>
    <style:style style:name="P55" style:family="paragraph" style:parent-style-name="Standard" style:master-page-name="">
      <style:paragraph-properties fo:margin-left="0cm" fo:margin-right="0cm" fo:text-align="center" style:justify-single-word="false" fo:orphans="2" fo:widows="2" fo:text-indent="-0.023cm" style:auto-text-indent="false" style:page-number="auto" style:text-autospace="none" style:punctuation-wrap="simple" style:vertical-align="baseline" style:writing-mode="lr-tb"/>
      <style:text-properties style:font-name="Arial" fo:font-size="11pt" fo:font-weight="bold" fo:background-color="transparent" style:font-size-asian="11pt" style:font-weight-asian="bold" style:font-size-complex="11pt" style:font-weight-complex="bold"/>
    </style:style>
    <style:style style:name="P56" style:family="paragraph" style:parent-style-name="Standard">
      <style:paragraph-properties fo:margin-left="1.279cm" fo:margin-right="0cm" fo:text-align="justify" style:justify-single-word="false" fo:orphans="2" fo:widows="2" fo:text-indent="-0.64cm" style:auto-text-indent="false" style:text-autospace="none" style:punctuation-wrap="simple" style:vertical-align="baseline" style:writing-mode="lr-tb">
        <style:tab-stops/>
      </style:paragraph-properties>
      <style:text-properties style:font-name="Arial" fo:font-size="11pt" fo:font-style="normal" fo:background-color="transparent" style:font-size-asian="11pt" style:font-style-asian="normal" style:font-size-complex="11pt" style:font-style-complex="normal"/>
    </style:style>
    <style:style style:name="P57"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58" style:family="paragraph" style:parent-style-name="Standard" style:list-style-name="L2">
      <style:paragraph-properties fo:text-align="justify" style:justify-single-word="false" fo:orphans="2" fo:widows="2"/>
      <style:text-properties style:font-name="Arial" fo:font-size="11pt" fo:background-color="transparent" style:font-size-asian="11pt" style:font-size-complex="11pt"/>
    </style:style>
    <style:style style:name="P59" style:family="paragraph" style:parent-style-name="Standard" style:list-style-name="L5">
      <style:paragraph-properties fo:text-align="justify" style:justify-single-word="false" fo:orphans="2" fo:widows="2"/>
      <style:text-properties style:font-name="Arial" fo:font-size="11pt" fo:background-color="transparent" style:font-size-asian="11pt" style:font-size-complex="11pt"/>
    </style:style>
    <style:style style:name="P60" style:family="paragraph" style:parent-style-name="Standard">
      <style:paragraph-properties fo:text-align="justify" style:justify-single-word="false"/>
      <style:text-properties style:font-name="Arial" fo:font-size="11pt" fo:font-weight="bold" fo:background-color="#ffff00" style:font-size-asian="11pt" style:font-weight-asian="bold" style:font-size-complex="11pt" style:font-weight-complex="bold"/>
    </style:style>
    <style:style style:name="P61" style:family="paragraph" style:parent-style-name="Standard" style:list-style-name="L3">
      <style:paragraph-properties fo:text-align="justify" style:justify-single-word="false"/>
    </style:style>
    <style:style style:name="P62" style:family="paragraph" style:parent-style-name="Standard" style:list-style-name="L4">
      <style:paragraph-properties fo:text-align="justify" style:justify-single-word="false"/>
    </style:style>
    <style:style style:name="P63"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bold" fo:background-color="#ffff00" style:font-size-asian="11pt" style:font-weight-asian="bold" style:font-size-complex="11pt" style:font-weight-complex="bold"/>
    </style:style>
    <style:style style:name="P64" style:family="paragraph" style:parent-style-name="Standard" style:list-style-name="L2">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5" style:family="paragraph" style:parent-style-name="Standard" style:list-style-name="L5">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6" style:family="paragraph" style:parent-style-name="Standard" style:list-style-name="L1" style:master-page-name="">
      <style:paragraph-properties fo:text-align="justify" style:justify-single-word="false" fo:orphans="2" fo:widows="2" style:page-number="auto" style:text-autospace="none" style:punctuation-wrap="simple" style:vertical-align="baseline" style:writing-mode="lr-tb">
        <style:tab-stops/>
      </style:paragraph-properties>
      <style:text-properties style:font-name="Arial" fo:font-size="11pt" fo:background-color="transparent" style:font-size-asian="11pt" style:font-size-complex="11pt"/>
    </style:style>
    <style:style style:name="P67" style:family="paragraph" style:parent-style-name="Standard" style:list-style-name="L2" style:master-page-name="">
      <style:paragraph-properties fo:text-align="justify" style:justify-single-word="false" fo:orphans="2" fo:widows="2" style:page-number="auto"/>
      <style:text-properties style:font-name="Arial" fo:font-size="11pt" fo:background-color="transparent" style:font-size-asian="11pt" style:font-size-complex="11pt"/>
    </style:style>
    <style:style style:name="P68" style:family="paragraph" style:parent-style-name="Standard" style:list-style-name="L5" style:master-page-name="">
      <style:paragraph-properties fo:text-align="justify" style:justify-single-word="false" fo:orphans="2" fo:widows="2" style:page-number="auto"/>
      <style:text-properties style:font-name="Arial" fo:font-size="11pt" fo:background-color="transparent" style:font-size-asian="11pt" style:font-size-complex="11pt"/>
    </style:style>
    <style:style style:name="P69" style:family="paragraph" style:parent-style-name="Standard" style:list-style-name="L1">
      <style:paragraph-properties fo:margin-left="1.279cm" fo:margin-right="0cm" fo:text-align="justify" style:justify-single-word="false" fo:orphans="2" fo:widows="2" fo:text-indent="-0.64cm" style:auto-text-indent="false" style:text-autospace="none" style:punctuation-wrap="simple" style:vertical-align="baseline" style:writing-mode="lr-tb">
        <style:tab-stops/>
      </style:paragraph-properties>
      <style:text-properties style:font-name="Arial" fo:font-size="11pt" fo:background-color="transparent" style:font-size-asian="11pt" style:font-size-complex="11pt"/>
    </style:style>
    <style:style style:name="P70" style:family="paragraph" style:parent-style-name="Standard" style:list-style-name="L1">
      <style:paragraph-properties fo:margin-left="1.279cm" fo:margin-right="0cm" fo:text-align="justify" style:justify-single-word="false" fo:orphans="2" fo:widows="2" fo:text-indent="-0.64cm" style:auto-text-indent="false" style:text-autospace="none" style:punctuation-wrap="simple" style:vertical-align="baseline" style:writing-mode="lr-tb">
        <style:tab-stops/>
      </style:paragraph-properties>
      <style:text-properties style:font-name="Arial" fo:font-size="11pt" fo:font-style="normal" fo:background-color="transparent" style:font-size-asian="11pt" style:font-style-asian="normal" style:font-size-complex="11pt" style:font-style-complex="normal"/>
    </style:style>
    <style:style style:name="P71"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72" style:family="paragraph" style:parent-style-name="Footer">
      <style:text-properties style:font-name="Zurich XBlk BT" fo:font-size="8pt" style:font-size-asian="8pt" style:font-name-complex="Zurich XBlk B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ize="11pt" style:text-underline-style="none" fo:font-weight="bold" style:font-size-asian="11pt" style:font-weight-asian="bold" style:font-size-complex="11pt" style:font-weight-complex="bold"/>
    </style:style>
    <style:style style:name="T6" style:family="text">
      <style:text-properties style:font-name="Arial" fo:font-size="11pt" style:text-underline-style="none" style:font-size-asian="11pt" style:font-size-complex="11pt"/>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style:font-size-asian="11pt" style:font-size-complex="11pt"/>
    </style:style>
    <style:style style:name="T9" style:family="text">
      <style:text-properties style:font-name="Arial" fo:font-size="11pt" fo:background-color="#ffff00" style:font-size-asian="11pt" style:font-size-complex="11pt"/>
    </style:style>
    <style:style style:name="T10" style:family="text">
      <style:text-properties style:font-name="Arial" fo:font-size="11pt" fo:font-weight="normal" fo:background-color="transparent" style:font-size-asian="11pt" style:font-weight-asian="normal" style:font-size-complex="11pt" style:font-weight-complex="normal"/>
    </style:style>
    <style:style style:name="T11" style:family="text">
      <style:text-properties style:font-name="Arial" fo:font-size="11pt" fo:letter-spacing="-0.005cm" fo:font-style="normal" style:font-size-asian="11pt" style:font-style-asian="normal" style:font-size-complex="11pt" style:font-style-complex="normal" style:font-weight-complex="normal"/>
    </style:style>
    <style:style style:name="T12" style:family="text">
      <style:text-properties style:font-name="Arial"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13"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14"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style:style>
    <style:style style:name="T15"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16" style:family="text">
      <style:text-properties style:font-name="Arial" fo:font-size="11pt" fo:letter-spacing="-0.005cm" fo:font-style="normal" fo:font-weight="normal" fo:background-color="#ff9900" style:font-size-asian="11pt" style:font-style-asian="normal" style:font-weight-asian="normal" style:font-size-complex="11pt" style:font-style-complex="normal" style:font-weight-complex="normal" loext:char-shading-value="0"/>
    </style:style>
    <style:style style:name="T17" style:family="text">
      <style:text-properties style:font-name="Arial" fo:font-size="11pt" fo:letter-spacing="-0.005cm" fo:font-weight="bold" fo:background-color="transparent" style:font-size-asian="11pt" style:font-weight-asian="bold" style:font-size-complex="11pt" style:font-weight-complex="bold" loext:char-shading-value="0"/>
    </style:style>
    <style:style style:name="T18" style:family="text">
      <style:text-properties style:font-name="Arial" fo:font-style="normal" fo:font-weight="normal" style:font-style-asian="normal" style:font-weight-asian="normal" style:font-style-complex="normal" style:font-weight-complex="normal"/>
    </style:style>
    <style:style style:name="T19" style:family="text">
      <style:text-properties style:font-name="Arial" fo:font-style="normal" fo:font-weight="normal" fo:background-color="transparent" style:font-style-asian="normal" style:font-weight-asian="normal" style:font-style-complex="normal" style:font-weight-complex="normal"/>
    </style:style>
    <style:style style:name="T20" style:family="text">
      <style:text-properties style:font-name="Arial" fo:font-style="normal" fo:font-weight="normal" fo:background-color="#ffff00" style:font-style-asian="normal" style:font-weight-asian="normal" style:font-style-complex="normal" style:font-weight-complex="normal"/>
    </style:style>
    <style:style style:name="T21" style:family="text">
      <style:text-properties fo:font-size="9pt" style:text-underline-style="none" fo:background-color="#ffff00" style:font-size-asian="9pt" style:font-size-complex="9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weight-complex="bold"/>
    </style:style>
    <style:style style:name="T25" style:family="text">
      <style:text-properties fo:font-weight="bold" style:font-weight-asian="bold" style:font-weight-complex="bold"/>
    </style:style>
    <style:style style:name="T2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21">RACCOMANDATA A.R al richiedente</text:p>
            <text:p text:style-name="P19">inviata a mezzo pec al tecnico</text:p>
            <text:p text:style-name="P20">oppure</text:p>
            <text:p text:style-name="P18"><text:span text:style-name="Car._20_predefinito_20_paragrafo"><text:span text:style-name="T21">inviata a mezzo pec al tecnico </text:span></text:span></text:p>
            <text:p text:style-name="P19">incaricato anche in qualità di </text:p>
            <text:p text:style-name="P19">soggetto delegato dal richiedente</text:p>
          </table:table-cell>
        </table:table-row>
      </table:table>
      <text:p text:style-name="Text_20_body"><text:span text:style-name="Car._20_predefinito_20_paragrafo"><text:span text:style-name="T6"/></text:span></text:p>
      <text:p text:style-name="P46"><text:span text:style-name="Car._20_predefinito_20_paragrafo"><text:span text:style-name="T6">CLASSIFICAZIONE ${documentRoot.protocollo.CLASS_COD_DEFINITIVO} - ${documentRoot.protocollo.FASCICOLO_ANNO_DEFINITIVO}/${documentRoot.protocollo.FASCICOLO_NUMERO_DEFINITIVO} </text:span></text:span></text:p>
      <text:p text:style-name="P47"><text:span text:style-name="Car._20_predefinito_20_paragrafo"><text:span text:style-name="T5">Prot. Numero: </text:span></text:span><text:bookmark text:name="i0RCdc"/><text:span text:style-name="Car._20_predefinito_20_paragrafo"><text:span text:style-name="T5">${documentRoot.protocollo.NUMERO_PROTOCOLLO}</text:span></text:span><text:span text:style-name="Car._20_predefinito_20_paragrafo"><text:span text:style-name="T6"> <text:s text:c="2"/>del ${documentRoot.protocollo.DATA_PROTOCOLLO} <text:s/></text:span></text:span></text:p>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Da citare nella risposta:</text:span></text:span></text:p>
            <text:p text:style-name="Normale"><text:span text:style-name="Car._20_predefinito_20_paragrafo"><text:span text:style-name="T8">pratica <text:s/>[numero] - </text:span></text:span><text:span text:style-name="Car._20_predefinito_20_paragrafo"><text:span text:style-name="T9">sigla</text:span></text:span></text:p>
            <text:p text:style-name="Normale"><text:span text:style-name="Car._20_predefinito_20_paragrafo"><text:span text:style-name="T8"/></text:span></text:p>
            <text:p text:style-name="Normale"><text:span text:style-name="Car._20_predefinito_20_paragrafo"><text:span text:style-name="T10"/></text:span></text:p>
          </table:table-cell>
          <table:table-cell table:style-name="Tabella6.A1" office:value-type="string">
            <text:p text:style-name="P34"/>
          </table:table-cell>
          <table:table-cell table:style-name="Tabella6.A1" office:value-type="string">
            <text:p text:style-name="P35">Al Sig. [richiedenti.nominativo;block=tbs:row;]</text:p>
            <text:p text:style-name="P35">[richiedenti.indirizzo]</text:p>
            <text:p text:style-name="P35">[richiedenti.cap] [richiedenti.comune] ([richiedenti.prov])</text:p>
            <text:p text:style-name="P35">in qualità di [richiedenti.titolo]</text:p>
            <text:p text:style-name="P35">della [richiedenti.ragsoc]</text:p>
            <text:p text:style-name="P35">[richiedenti.sede]</text:p>
            <text:p text:style-name="P35">[richiedenti.capd] [richiedenti.comuned] ([richiedenti.provd])</text:p>
            <text:p text:style-name="P23">[richiedenti.pec]</text:p>
            <text:p text:style-name="P35"/>
          </table:table-cell>
        </table:table-row>
        <table:table-row>
          <table:table-cell table:style-name="Tabella6.A1" office:value-type="string">
            <text:p text:style-name="P33">Allegati: //</text:p>
          </table:table-cell>
          <table:table-cell table:style-name="Tabella6.A1" office:value-type="string">
            <text:p text:style-name="P34"/>
          </table:table-cell>
          <table:table-cell table:style-name="Tabella6.A1" office:value-type="string">
            <text:p text:style-name="P35">[progettisti.nominativo;block=tbs:row;]</text:p>
            <text:p text:style-name="P35">[progettisti.indirizzo]</text:p>
            <text:p text:style-name="P36"><text:span text:style-name="Car._20_predefinito_20_paragrafo"><text:span text:style-name="T4">[progettisti.cap] [progettisti.comune] ([progettisti.prov])</text:span></text:span></text:p>
            <text:p text:style-name="P36"><text:span text:style-name="Car._20_predefinito_20_paragrafo"><text:span text:style-name="T4">[progettisti.pec]</text:span></text:span></text:p>
            <text:p text:style-name="P36"><text:span text:style-name="Car._20_predefinito_20_paragrafo"><text:span text:style-name="T8"/></text:span></text:p>
          </table:table-cell>
        </table:table-row>
      </table:table>
      <text:p text:style-name="P60"><text:span text:style-name="T3">DA INSERIRE SU SFERA E CANCELLARE NELLA LETTERA</text:span></text:p>
      <text:p text:style-name="P60"><text:span text:style-name="T3">[tipo_pratica] richiesta con istanza presentata in data [data_presentazione] recepita in atti [data_presentazione] al prot. [protocollo] del [data_protocollo] riguardante </text:span>“[oggetto]”<text:span text:style-name="T3"> presso l’immobile sito in Savona, [ubicazione].</text:span></text:p>
      <text:p text:style-name="P57"><text:span text:style-name="Car._20_predefinito_20_paragrafo"><text:span text:style-name="T20">Provvedimento di diniego dell'autorizzazione paesaggistica ex art 146 del Dlgs 22.01.2004 n.42 e smi</text:span></text:span></text:p>
      <text:p text:style-name="P37"/>
      <table:table table:name="Tabella2" table:style-name="Tabella2">
        <table:table-column table:style-name="Tabella2.A"/>
        <table:table-column table:style-name="Tabella2.B"/>
        <table:table-row table:style-name="Tabella2.1">
          <table:table-cell table:style-name="Tabella2.A1" office:value-type="string">
            <text:p text:style-name="P22">Oggetto:</text:p>
          </table:table-cell>
          <table:table-cell table:style-name="Tabella2.A1" office:value-type="string">
            <text:p text:style-name="P41"><text:span text:style-name="Car._20_predefinito_20_paragrafo"><text:span text:style-name="T11">${documentRoot.protocollo.OGGETTO_PROTOCOLLO_DEFINITIVO} </text:span></text:span></text:p>
          </table:table-cell>
        </table:table-row>
      </table:table>
      <text:p text:style-name="P40"/>
      <text:p text:style-name="P49"/>
      <text:p text:style-name="P52"/>
      <text:p text:style-name="P45"/>
      <text:p text:style-name="P55">IL DIRIGENTE</text:p>
      <text:p text:style-name="P4"><text:soft-page-break/>con riferimento all'istanza di autorizzazione paesaggistica <text:s/>richiesta da [elenco_richiedenti], acquisita in atti in data <text:span text:style-name="T3">[data_presentazione]</text:span> al prot. n. [protocollo];</text:p>
      <text:p text:style-name="P6"/>
      <text:p text:style-name="P63">CASO 1): LA SOPRINTENDENZA, DOPO IL PARERE NEGATIVO DELLA CLP, HA RILASCIATO IL PARERE </text:p>
      <text:p text:style-name="P6"/>
      <text:p text:style-name="P6"/>
      <text:p text:style-name="P7">DATO ATTO:</text:p>
      <text:list xml:id="list2680459938611773180" text:style-name="L1">
        <text:list-item>
          <text:p text:style-name="P66">che a seguito dell'istanza in oggetto veniva acquisito in data [data_rilascio_clp] il parere <text:span text:style-name="T24">contrario </text:span>della Commissione Locale del Paesaggio;</text:p>
        </text:list-item>
        <text:list-item>
          <text:p text:style-name="P69">che il suddetto parere, unitamente alla relativa documentazione di progetto e alla relazione tecnica illustrativa redatta dagli uffici, veniva trasmesso con nota prot. ********* del *********** alla Soprintendenza Archeologia Belle Arti e Paesaggio per la Città Metropolitana di Genova e le Province di Imperia, La Spezia e Savona;</text:p>
        </text:list-item>
        <text:list-item>
          <text:p text:style-name="P69">che con nota prot. ********* del ******, <text:s/>acquisita al prot. *********del ******** la suddetta <text:s/>Soprintendenza comunicava al richiedente preavviso di procedimento negativo ai sensi della L 241/90;</text:p>
        </text:list-item>
        <text:list-item>
          <text:p text:style-name="P69">che con nota successiva prot. ******** del ********, acquisito al prot. ***** del ****** la Soprintendenza, viste le osservazioni trasmesse dal richiedente ai sensi dell'art. 10 bis della citata L241/90, comunicava <text:span text:style-name="T23">“parere di competenza negativo”</text:span> ai sensi dell'art. 146, comma 5 del Dlgs 42/2004, <text:span text:style-name="T23">“***********************”.</text:span></text:p>
        </text:list-item>
      </text:list>
      <text:p text:style-name="P8"/>
      <text:p text:style-name="P9">VISTI:</text:p>
      <text:list xml:id="list2555663578168775637" text:style-name="L2">
        <text:list-item>
          <text:p text:style-name="P67">l'art. 146 del Dlgs 22.01.2004 n.42 “<text:span text:style-name="T23">Codice dei beni culturali e del paesaggio</text:span>” <text:s/>e smi</text:p>
        </text:list-item>
        <text:list-item>
          <text:p text:style-name="P58">Legge 7 agosto 1990 n. 241 e smi.: "<text:span text:style-name="T23">Nuove norme in materia di procedimento amministrativo e di diritto di accesso ai documenti amministrativi</text:span>";</text:p>
        </text:list-item>
      </text:list>
      <text:p text:style-name="P25"/>
      <text:p text:style-name="P25"/>
      <text:p text:style-name="P24">DISPONE </text:p>
      <text:p text:style-name="P26">la conclusione negativa del procedimento avviato ed il formale <text:span text:style-name="T25">DINIEGO dell'Autorizzazione paesaggistica</text:span> richiesta con istanza prot. n. [protocollo] del [data_presentazione]</text:p>
      <text:list xml:id="list32209714" text:continue-numbering="true" text:style-name="L2">
        <text:list-item>
          <text:list>
            <text:list-header>
              <text:p text:style-name="P64"/>
            </text:list-header>
          </text:list>
        </text:list-item>
      </text:list>
      <text:p text:style-name="P51">Avverso il presente provvedimento può essere opposto ricorso davanti al competente T.A.R. entro 60 giorni dalla notifica della presente ovvero ricorso straordinario al Capo dello Stato entro 120 giorni dalla stessa data.</text:p>
      <text:p text:style-name="P27"><text:s text:c="2"/></text:p>
      <text:p text:style-name="P2"/>
      <text:p text:style-name="P53">CASO 2): LA SOPRINTENDENZA, DOPO IL PARERE NEGATIVO DELLA CLP, NON HA RILASCIATO PARERE NEI TEMPI DI LEGGE DI CUI ALL'ART. 146 </text:p>
      <text:p text:style-name="P53"/>
      <text:p text:style-name="P54"/>
      <text:p text:style-name="P7">DATO ATTO:</text:p>
      <text:list xml:id="list32223492" text:continue-list="list2680459938611773180" text:style-name="L1">
        <text:list-item>
          <text:p text:style-name="P66">che a seguito dell'istanza in oggetto veniva acquisito in data [data_rilascio_clp] il parere <text:span text:style-name="T24">contrario </text:span>della Commissione Locale del Paesaggio;</text:p>
        </text:list-item>
        <text:list-item>
          <text:p text:style-name="P69">che il suddetto parere, unitamente alla relativa documentazione di progetto e alla relazione tecnica illustrativa redatta dagli uffici, veniva trasmesso con nota prot. ********* del *********** alla Soprintendenza Archeologia Belle Arti e Paesaggio per la Città Metropolitana di Genova e le Province di Imperia, La Spezia e Savona;</text:p>
        </text:list-item>
        <text:list-item>
          <text:p text:style-name="P69">che la suddetta documentazione è pervenuta in Soprintendenza in data *****</text:p>
        </text:list-item>
        <text:list-item>
          <text:p text:style-name="P70"><text:soft-page-break/>che è decorso il termine di 45 giorni dalla ricezione degli atti da parte della Soprintendenza previsto dal comma 8 dell'art. 146 del D.Lgs 42/2004 senza che la Soprintendenza abbia reso il richiesto parere;</text:p>
        </text:list-item>
        <text:list-item>
          <text:p text:style-name="P69"><text:span text:style-name="T26">che il comma 9 del già citato art. 146 del D. Lgs 42/2004 prevede che</text:span><text:span text:style-name="T23"> “decorsi inutilmente sessanta giorni dalla ricezione degli atti da parte della Soprintendenza senza che questi abbia reso il prescritto parere, l'Amministrazione competente provvede comunque alla domanda di autorizzazione”;</text:span></text:p>
        </text:list-item>
        <text:list-item>
          <text:p text:style-name="P70">che con nota prot. *********** del ************** il Comune ha comunicato preavviso di provvedimento negativo ai sensi dell'art.10bis della L.241/90 per le motivazioni ivi riportate, stabilendo un termine di 10 giorni, dalla data di ricevimento del suddetto preavviso, al fine della presentazione di eventuali osservazioni;</text:p>
        </text:list-item>
      </text:list>
      <text:p text:style-name="P56"/>
      <text:p text:style-name="P56"/>
      <text:p text:style-name="P29"><text:span text:style-name="Car._20_predefinito_20_paragrafo"><text:span text:style-name="T12">CONSIDERATO CHE:</text:span></text:span></text:p>
      <text:p text:style-name="P29"><text:span text:style-name="Car._20_predefinito_20_paragrafo"><text:span text:style-name="T12"/></text:span></text:p>
      <text:list xml:id="list5255453571593610762" text:style-name="L3">
        <text:list-item>
          <text:p text:style-name="P61"><text:span text:style-name="Car._20_predefinito_20_paragrafo"><text:span text:style-name="T13">nel termine d</text:span></text:span><text:span text:style-name="Car._20_predefinito_20_paragrafo"><text:span text:style-name="T15">i 10 gg dalla data di ricevimento di tale comunicazione non sono stati presentati documenti, o integrazioni atti a rimuovere i motivi ostativi all'accoglimento dell'istanza; </text:span></text:span></text:p>
        </text:list-item>
      </text:list>
      <text:list xml:id="list6824771276083930780" text:style-name="L4">
        <text:list-header>
          <text:p text:style-name="P62"><text:span text:style-name="Car._20_predefinito_20_paragrafo"><text:span text:style-name="T16">oppure</text:span></text:span></text:p>
        </text:list-header>
        <text:list-item>
          <text:p text:style-name="P62"><text:span text:style-name="Car._20_predefinito_20_paragrafo"><text:span text:style-name="T15">con la successiva comunicazione <text:s/>prot.n. ........ del ….......... contenente osservazioni/integrazioni è stata riscontrata la comunicazione di cui sopra;</text:span></text:span></text:p>
          <text:p text:style-name="P62"><text:span text:style-name="Car._20_predefinito_20_paragrafo"><text:span text:style-name="T15"/></text:span></text:p>
        </text:list-item>
      </text:list>
      <text:p text:style-name="P29"><text:span text:style-name="Car._20_predefinito_20_paragrafo"><text:span text:style-name="T13"/></text:span></text:p>
      <text:p text:style-name="P30"><text:span text:style-name="Car._20_predefinito_20_paragrafo"><text:span text:style-name="T17">RITENUTO</text:span></text:span><text:span text:style-name="Car._20_predefinito_20_paragrafo"><text:span text:style-name="T14"> che la documentazione prodotta in data...... non sia efficace a rimuovere i motivi ostativi all'accoglimento dell'istanza in quanto........</text:span></text:span></text:p>
      <text:p text:style-name="P56"/>
      <text:p text:style-name="P8"/>
      <text:p text:style-name="P9">VISTI:</text:p>
      <text:list xml:id="list1497547789206883134" text:style-name="L5">
        <text:list-item>
          <text:p text:style-name="P68">l'art. 146 del Dlgs 22.01.2004 n.42 “<text:span text:style-name="T23">Codice dei beni culturali e del paesaggio</text:span>” <text:s/>e smi</text:p>
        </text:list-item>
        <text:list-item>
          <text:p text:style-name="P59">Legge 7 agosto 1990 n. 241 e smi.: "<text:span text:style-name="T23">Nuove norme in materia di procedimento amministrativo e di diritto di accesso ai documenti amministrativi</text:span>";</text:p>
        </text:list-item>
      </text:list>
      <text:p text:style-name="P25"/>
      <text:p text:style-name="P25"/>
      <text:p text:style-name="P24">DISPONE </text:p>
      <text:p text:style-name="P24"/>
      <text:p text:style-name="P26">la conclusione negativa del procedimento avviato ed il formale <text:span text:style-name="T25">DINIEGO dell'Autorizzazione paesaggistica</text:span> richiesta con istanza prot. n. [protocollo] del [data_presentazione].</text:p>
      <text:list xml:id="list32217742" text:continue-numbering="true" text:style-name="L5">
        <text:list-item>
          <text:list>
            <text:list-header>
              <text:p text:style-name="P65"/>
            </text:list-header>
          </text:list>
        </text:list-item>
      </text:list>
      <text:p text:style-name="P71">Avverso il presente provvedimento può essere opposto ricorso davanti al competente T.A.R. entro 60 giorni dalla notifica della presente ovvero ricorso straordinario al Capo dello Stato entro 120 giorni dalla stessa data.</text:p>
      <text:p text:style-name="P44"/>
      <table:table table:name="Tabella5" table:style-name="Tabella5">
        <table:table-column table:style-name="Tabella5.A"/>
        <table:table-column table:style-name="Tabella5.B"/>
        <table:table-row table:style-name="Tabella5.1">
          <table:table-cell table:style-name="Tabella5.A1" office:value-type="string">
            <text:p text:style-name="P16"/>
          </table:table-cell>
          <table:table-cell table:style-name="Tabella5.A1" office:value-type="string">
            <text:p text:style-name="P50">IL DIRIGENTE</text:p>
          </table:table-cell>
        </table:table-row>
        <table:table-row table:style-name="Tabella5.1">
          <table:table-cell table:style-name="Tabella5.A1" office:value-type="string">
            <text:p text:style-name="P17"/>
          </table:table-cell>
          <table:table-cell table:style-name="Tabella5.A1" office:value-type="string">
            <text:p text:style-name="P28">${documentRoot.protocollo.DIRIGENTE_DEFINITIVO} </text:p>
            <text:p text:style-name="P5">(Sottoscritto digitalmente ai sensi</text:p>
            <text:p text:style-name="P5">dell'art. 21 D.Lgs n. 82/2005 e s.m.i.)</text:p>
            <text:p text:style-name="P16"/>
          </table:table-cell>
        </table:table-row>
      </table:table>
      <text:p text:style-name="P31"/>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2-06T12:01:28.01</dc:date>
    <meta:print-date>2013-02-20T09:35:00</meta:print-date>
    <meta:editing-cycles>48</meta:editing-cycles>
    <meta:editing-duration>PT3H50M29S</meta:editing-duration>
    <meta:generator>OpenOffice/4.1.0$Win32 OpenOffice.org_project/410m18$Build-9764</meta:generator>
    <meta:document-statistic meta:table-count="5" meta:image-count="1" meta:object-count="0" meta:page-count="3" meta:paragraph-count="79" meta:word-count="853" meta:character-count="6489"/>
  </office:meta>
</office:document-meta>
</file>